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ktor-IPS Constraints</text:p>
      <text:p text:style-name="Standard"/>
      <text:h text:style-name="Heading_20_1" text:outline-level="1">Invarants, Preconditions, Postconditions</text:h>
      <text:h text:style-name="Heading_20_1" text:outline-level="1">Attribute Value Constraint</text:h>
      <text:h text:style-name="Heading_20_1" text:outline-level="1">Structural Constraint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eter erzberger</meta:initial-creator>
    <meta:creation-date>2008-08-22T13:19:01</meta:creation-date>
    <dc:creator>peter erzberger</dc:creator>
    <dc:date>2008-08-22T14:24:09</dc:date>
    <dc:language>de-DE</dc:language>
    <meta:editing-cycles>6</meta:editing-cycles>
    <meta:editing-duration>PT1H4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11" meta:character-count="110"/>
  </office:meta>
</office:document-meta>
</file>